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e29c" officeooo:paragraph-rsid="001de29c"/>
    </style:style>
    <style:style style:name="P2" style:family="paragraph" style:parent-style-name="Standard">
      <style:text-properties officeooo:rsid="001f4aae" officeooo:paragraph-rsid="001f4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ba :</text:p>
      <text:p text:style-name="P1"/>
      <text:p text:style-name="P1">-Toujours le principe du <text:s/>coté client-coté serveur.</text:p>
      <text:p text:style-name="P1">-coté serveur, on a un fichier IDL qui possède les caractéristiques pour faire la conception de base (ne sert que au départ.)</text:p>
      <text:p text:style-name="P1">-Une fois fait, un fait le mapping (ou projection) pour déclarer les langages utilisés.</text:p>
      <text:p text:style-name="P1">-On obtient une librairie, sous forme de dossier, qui contiens ce qui faut pour les échanges, les formats des objets (autogénéré)</text:p>
      <text:p text:style-name="P1">-En cas de modofication, on reprend le fichier IDL, et on refait le mapping. </text:p>
      <text:p text:style-name="P1">-Par dessus la couche TCP/IP, on a le ORB (couche intermédiaire). C’est une interface entre le client et le serveur.</text:p>
      <text:p text:style-name="P1">-il faut que le demon et le service se trouve en localhost sur le serveur.</text:p>
      <text:p text:style-name="P1">-La demande du client est mis sous format générique passant par l’ORB.</text:p>
      <text:p text:style-name="P1">-Le serveur le récupère la demande, effectué la demande, puis renvoi la demande sous format générique au client, qui va traduire la demande.</text:p>
      <text:p text:style-name="P1">-Le serveur/client possède un connecteur pour se connecter vers un ORB.</text:p>
      <text:p text:style-name="P1"/>
      <text:p text:style-name="P2">============================================================================================</text:p>
      <text:p text:style-name="P2"><text:tab/><text:tab/><text:tab/><text:tab/>Projection en Java :</text:p>
      <text:p text:style-name="P2">============================================================================================</text:p>
      <text:p text:style-name="P2">================*****************/////////\\\\\\\\\\\*******************====================</text:p>
      <text:p text:style-name="P2">============================================================================================</text:p>
      <text:p text:style-name="P2"><text:tab/><text:tab/><text:tab/><text:tab/>Compilation du Serveur</text:p>
      <text:p text:style-name="P2">============================================================================================</text:p>
      <text:p text:style-name="P2"/>
      <text:p text:style-name="P2"><text:tab/>1) idlj –fall specification.idl</text:p>
      <text:p text:style-name="P2"><text:tab/></text:p>
      <text:p text:style-name="P2"><text:tab/>2) javac AgenceImpl.java CompteImpl.java ServeurBanque.java Banque/*.java</text:p>
      <text:p text:style-name="P2"/>
      <text:p text:style-name="P2">============================================================================================</text:p>
      <text:p text:style-name="P2"><text:tab/><text:tab/><text:tab/><text:tab/>Compilation du Client</text:p>
      <text:p text:style-name="P2">============================================================================================</text:p>
      <text:p text:style-name="P2"/>
      <text:p text:style-name="P2"><text:tab/>1) idlj –fall specification.idl</text:p>
      <text:p text:style-name="P2"><text:tab/>2) javac ClientBanque.java Banque/*.java</text:p>
      <text:p text:style-name="P2"/>
      <text:p text:style-name="P2">============================================================================================</text:p>
      <text:p text:style-name="P2"><text:tab/><text:tab/><text:tab/><text:tab/>Exécution de l’application</text:p>
      <text:p text:style-name="P2">============================================================================================</text:p>
      <text:p text:style-name="P2">================*****************/////////\\\\\\\\\\\*******************====================</text:p>
      <text:p text:style-name="P2">============================================================================================</text:p>
      <text:p text:style-name="P2"><text:soft-page-break/><text:tab/><text:tab/><text:tab/><text:tab/>Lancement de l’ORB</text:p>
      <text:p text:style-name="P2">============================================================================================</text:p>
      <text:p text:style-name="P2"/>
      <text:p text:style-name="P2"><text:tab/>Sous Unix :<text:tab/>Machine-serv:/&gt; orbd –ORBInitialPort 1500&amp;</text:p>
      <text:p text:style-name="P2"/>
      <text:p text:style-name="P2"><text:tab/>Sous Windows :<text:tab/>Machine-serv:/&gt; start orbd –ORBInitialPort 1500&amp;</text:p>
      <text:p text:style-name="P2"/>
      <text:p text:style-name="P2">============================================================================================</text:p>
      <text:p text:style-name="P2"><text:tab/><text:tab/><text:tab/><text:tab/>Lancement du Serveur</text:p>
      <text:p text:style-name="P2">============================================================================================</text:p>
      <text:p text:style-name="P2"><text:tab/></text:p>
      <text:p text:style-name="P2"><text:tab/><text:tab/><text:tab/>Machine-serv:/&gt; java ServeurBanque –ORBInitialPort 1500&amp;</text:p>
      <text:p text:style-name="P2"/>
      <text:p text:style-name="P2">============================================================================================</text:p>
      <text:p text:style-name="P2"><text:tab/><text:tab/><text:tab/><text:tab/>Lancement du Client</text:p>
      <text:p text:style-name="P2">============================================================================================</text:p>
      <text:p text:style-name="P2"/>
      <text:p text:style-name="P2"><text:tab/>Machine-cli:/&gt; java ClientBanque –ORBInitialHost Localhost –ORBInitialPort 1500</text:p>
      <text:p text:style-name="P2"/>
      <text:p text:style-name="P2">============================================================================================</text:p>
      <text:p text:style-name="P2"><text:tab/><text:tab/><text:tab/><text:tab/>Résultats</text:p>
      <text:p text:style-name="P2">============================================================================================</text:p>
      <text:p text:style-name="P2"/>
      <text:p text:style-name="P2"><text:tab/><text:tab/>- Voir Console Serveur et Consol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08:28:40.262279883</meta:creation-date>
    <dc:date>2018-03-30T09:27:57.716608678</dc:date>
    <meta:editing-duration>PT49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254" meta:character-count="3271" meta:non-whitespace-character-count="3015"/>
  </office:meta>
</office:document-meta>
</file>